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Nimbus Sans L1" svg:font-family="'Nimbus Sans L'" style:font-family-generic="swiss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4.492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  <style:text-properties style:font-name="Courier1" fo:font-size="28pt" style:font-size-asian="28pt" style:font-size-complex="28pt"/>
    </style:style>
    <style:style style:name="P6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28pt" style:text-underline-style="none" style:font-size-asian="28pt" style:font-size-complex="28pt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Courier1" fo:font-size="26pt" style:font-size-asian="26pt" style:font-size-complex="26pt"/>
    </style:style>
    <style:style style:name="T9" style:family="text">
      <style:text-properties style:font-name="Nimbus Sans L" fo:font-size="26pt" style:font-size-asian="26pt" style:font-size-complex="26pt"/>
    </style:style>
    <style:style style:name="T10" style:family="text">
      <style:text-properties style:font-name="Nimbus Sans L"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text-line-through-style="solid" style:text-line-through-type="single" style:font-name="Courier1" fo:font-size="26pt" style:font-size-asian="26pt" style:font-size-complex="26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font-name="Courier1" fo:font-size="28pt" fo:font-style="normal" style:font-size-asian="28pt" style:font-style-asian="normal" style:font-size-complex="28pt" style:font-style-complex="normal"/>
    </style:style>
    <style:style style:name="T14" style:family="text">
      <style:text-properties style:font-name="Courier1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Nimbus Sans L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Courier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Nimbus Sans L" fo:font-style="normal" style:font-style-asian="normal" style:font-style-complex="normal"/>
    </style:style>
    <style:style style:name="T20" style:family="text">
      <style:text-properties fo:color="#008000" style:font-name="Courier1"/>
    </style:style>
    <style:style style:name="T21" style:family="text">
      <style:text-properties style:font-name="Nimbus Sans L" fo:font-style="italic" style:font-style-asian="italic" style:font-style-complex="italic"/>
    </style:style>
    <style:style style:name="T22" style:family="text">
      <style:text-properties fo:color="#000080" style:font-name="Courier1" fo:font-style="normal" style:font-style-asian="normal" style:font-style-complex="normal"/>
    </style:style>
    <style:style style:name="T23" style:family="text">
      <style:text-properties fo:color="#000080" style:font-name="Courier1"/>
    </style:style>
    <style:style style:name="T24" style:family="text">
      <style:text-properties style:font-name="Nimbus Sans L" fo:font-size="44pt" fo:font-style="normal" style:font-size-asian="44pt" style:font-style-asian="normal" style:font-size-complex="44pt" style:font-style-complex="normal"/>
    </style:style>
    <style:style style:name="T25" style:family="text">
      <style:text-properties fo:color="#000080" style:font-name="Nimbus Sans L" fo:font-style="normal" style:font-style-asian="normal" style:font-style-complex="normal"/>
    </style:style>
    <style:style style:name="T26" style:family="text">
      <style:text-properties fo:color="#000080" style:font-name="Courier1" fo:font-size="32pt" fo:font-style="normal" style:font-size-asian="32pt" style:font-style-asian="normal" style:font-size-complex="32pt" style:font-style-complex="normal"/>
    </style:style>
    <style:style style:name="T27" style:family="text">
      <style:text-properties fo:color="#000080"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color="#000000" style:font-name="Courier1" fo:font-size="32pt" fo:font-style="normal" style:font-size-asian="32pt" style:font-style-asian="normal" style:font-size-complex="32pt" style:font-style-complex="normal"/>
    </style:style>
    <style:style style:name="T29" style:family="text">
      <style:text-properties fo:color="#000000" style:font-name="Nimbus Sans L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ts in Python</text:p>
          </draw:text-box>
        </draw:frame>
        <draw:frame presentation:style-name="pr2" draw:text-style-name="P2" draw:layer="layout" svg:width="25.199cm" svg:height="14.366cm" svg:x="1.4cm" svg:y="4.518cm" presentation:class="subtitle" presentation:user-transformed="true">
          <draw:text-box>
            <text:list text:style-name="L1">
              <text:list-item>
                <text:p text:style-name="P1"><text:span text:style-name="T1">A type of </text:span><text:span text:style-name="T2">collection</text:span><text:span text:style-name="T3"> (as are lists and tuples). </text:span><text:span text:style-name="T1"><text:line-break/></text:span><text:span text:style-name="T1"/></text:p>
              </text:list-item>
              <text:list-item>
                <text:p text:style-name="P1"><text:span text:style-name="T1">Main differences from a list:</text:span><text:span text:style-name="T1"><text:line-break/></text:span><text:span text:style-name="T1"/></text:p>
                <text:list>
                  <text:list-item>
                    <text:p text:style-name="P1"><text:span text:style-name="T2">Unordered</text:span><text:span text:style-name="T1"> collection:</text:span></text:p>
                    <text:list>
                      <text:list-item>
                        <text:list>
                          <text:list-item>
                            <text:p text:style-name="P1"><text:span text:style-name="T1">not indexed by number</text:span></text:p>
                          </text:list-item>
                          <text:list-item>
                            <text:p text:style-name="P1"><text:span text:style-name="T1">printing / looping over set gives</text:span><text:span text:style-name="T1"><text:line-break/></text:span><text:span text:style-name="T1">elements in no particular order</text:span><text:span text:style-name="T1"><text:line-break/></text:span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">Collection of </text:span><text:span text:style-name="T2">distinct</text:span><text:span text:style-name="T1"> items:</text:span></text:p>
                    <text:list>
                      <text:list-item>
                        <text:list>
                          <text:list-item>
                            <text:p text:style-name="P1"><text:span text:style-name="T1">The same element can only appear once.</text:span><text:span text:style-name="T1"><text:line-break/></text:span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Analogous to sets in mathematics.</text:span></text:p>
              </text:list-item>
            </text:list>
          </draw:text-box>
        </draw:frame>
        <draw:custom-shape draw:style-name="gr1" draw:text-style-name="P3" draw:layer="layout" svg:width="1.8cm" svg:height="1.8cm" svg:x="18.3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8cm" svg:height="1.8cm" svg:x="17.401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8cm" svg:height="1.8cm" svg:x="17.901cm" svg:y="1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y use sets? <text:s/>An example.</text:p>
          </draw:text-box>
        </draw:frame>
        <draw:frame presentation:style-name="pr4" draw:text-style-name="P2" draw:layer="layout" svg:width="25.199cm" svg:height="14.492cm" svg:x="1.4cm" svg:y="4.799cm" presentation:class="subtitle" presentation:user-transformed="true">
          <draw:text-box>
            <text:list text:style-name="L1">
              <text:list-item>
                <text:p text:style-name="P1"><text:span text:style-name="T4">Suppose we have meteorological data at various measurement sites.</text:span><text:span text:style-name="T4"><text:line-break/></text:span><text:span text:style-name="T4"/></text:p>
              </text:list-item>
              <text:list-item>
                <text:p text:style-name="P1"><text:span text:style-name="T4">We want to ask questions such as:</text:span></text:p>
                <text:list>
                  <text:list-item>
                    <text:list>
                      <text:list-item>
                        <text:p text:style-name="P1"><text:span text:style-name="T4">which sites have </text:span><text:span text:style-name="T5">both</text:span><text:span text:style-name="T4"> wind </text:span><text:span text:style-name="T6">and</text:span><text:span text:style-name="T5"> </text:span><text:span text:style-name="T4">temperature data?</text:span></text:p>
                      </text:list-item>
                      <text:list-item>
                        <text:p text:style-name="P1"><text:span text:style-name="T4">which sites have </text:span><text:span text:style-name="T5">either </text:span><text:span text:style-name="T4">wind </text:span><text:span text:style-name="T6">or</text:span><text:span text:style-name="T4"> temperature data?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We can store information in sets, e.g.:</text:span></text:p>
                <text:list>
                  <text:list-item>
                    <text:list>
                      <text:list-item>
                        <text:p text:style-name="P1"><text:span text:style-name="T4">the set of sites that have wind data</text:span></text:p>
                      </text:list-item>
                      <text:list-item>
                        <text:p text:style-name="P1"><text:span text:style-name="T4">the set of sites that have temperature data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Answer these questions intuitively and efficiently using Python set operations like </text:span><text:span text:style-name="T6">intersection</text:span><text:span text:style-name="T4"> or </text:span><text:span text:style-name="T6">union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construct sets in python</text:p>
          </draw:text-box>
        </draw:frame>
        <draw:frame presentation:style-name="pr5" draw:text-style-name="P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7">Using </text:span><text:span text:style-name="T8">{</text:span><text:span text:style-name="T9">...</text:span><text:span text:style-name="T8">}</text:span><text:span text:style-name="T7"> from specified items, e.g.: </text:span><text:span text:style-name="T8">{2, 3, 4}</text:span><text:span text:style-name="T7"><text:line-break/></text:span><text:span text:style-name="T7"/></text:p>
              </text:list-item>
              <text:list-item>
                <text:p><text:span text:style-name="T7">Using </text:span><text:span text:style-name="T8">set(</text:span><text:span text:style-name="T9">...</text:span><text:span text:style-name="T8">)</text:span><text:span text:style-name="T7"> from anything you can loop over, e.g.</text:span></text:p>
                <text:list>
                  <text:list-item>
                    <text:p><text:span text:style-name="T8">set([0, 1, 2, 3])</text:span></text:p>
                  </text:list-item>
                  <text:list-item>
                    <text:p><text:span text:style-name="T8">set('fred') <text:s/>← </text:span><text:span text:style-name="T10">loop over characters</text:span></text:p>
                  </text:list-item>
                  <text:list-item>
                    <text:p><text:span text:style-name="T7">but not: </text:span><text:span text:style-name="T11">set(0, 1, 2, 3)</text:span><text:span text:style-name="T7"> <text:s/>← </text:span><text:span text:style-name="T12">needs 1 thing to loop over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7">For an empty set, use: </text:span><text:span text:style-name="T8">set()</text:span></text:p>
                <text:list>
                  <text:list-item>
                    <text:p><text:span text:style-name="T7">because </text:span><text:span text:style-name="T8">{}</text:span><text:span text:style-name="T7"> means something else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In Python 2.6 and earlier, </text:span><text:span text:style-name="T8">{</text:span><text:span text:style-name="T9">...</text:span><text:span text:style-name="T8">}</text:span><text:span text:style-name="T7"> doesn't exist.</text:span><text:span text:style-name="T7"><text:line-break/></text:span><text:span text:style-name="T7">Use the </text:span><text:span text:style-name="T8">set(</text:span><text:span text:style-name="T9">...</text:span><text:span text:style-name="T8">)</text:span><text:span text:style-name="T9">way inst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ts are mutable</text:p>
          </draw:text-box>
        </draw:frame>
        <draw:frame presentation:style-name="pr4" draw:text-style-name="P5" draw:layer="layout" svg:width="25.199cm" svg:height="14.492cm" svg:x="1.4cm" svg:y="4.799cm" presentation:class="subtitle" presentation:user-transformed="true">
          <draw:text-box>
            <text:list text:style-name="L1">
              <text:list-header>
                <text:p text:style-name="P1"><text:span text:style-name="T13">&gt;&gt;&gt; a = {10, 11, 12}</text:span><text:span text:style-name="T13"><text:line-break/></text:span><text:span text:style-name="T13"/></text:p>
                <text:p text:style-name="P1"><text:span text:style-name="T13">&gt;&gt;&gt; a.add(13)</text:span><text:span text:style-name="T13"><text:line-break/></text:span><text:span text:style-name="T13"/></text:p>
                <text:p text:style-name="P1"><text:span text:style-name="T13">&gt;&gt;&gt; a.remove(11)</text:span><text:span text:style-name="T13"><text:line-break/></text:span><text:span text:style-name="T13"/></text:p>
                <text:p text:style-name="P1"><text:span text:style-name="T13">&gt;&gt;&gt; print a</text:span></text:p>
                <text:p text:style-name="P1"><text:span text:style-name="T13">set([10, 12, 13]) <text:s text:c="2"/>← </text:span><text:span text:style-name="T14">NB not ordered</text:span><text:span text:style-name="T13"><text:line-break/></text:span><text:span text:style-name="T13"><text:line-break/></text:span><text:span text:style-name="T13">&gt;&gt;&gt; a.clear() <text:s/></text:span><text:span text:style-name="T14">← remove all item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nd unique items in a collection</text:p>
          </draw:text-box>
        </draw:frame>
        <draw:frame presentation:style-name="pr4" draw:text-style-name="P5" draw:layer="layout" svg:width="25.199cm" svg:height="14.492cm" svg:x="1.4cm" svg:y="4.799cm" presentation:class="subtitle" presentation:user-transformed="true">
          <draw:text-box>
            <text:list text:style-name="L1">
              <text:list-header>
                <text:p text:style-name="P1"><text:span text:style-name="T13">letters = set()</text:span></text:p>
                <text:p text:style-name="P1"><text:span text:style-name="T13">for char in 'ichthyosaur':</text:span><text:span text:style-name="T13"><text:line-break/></text:span><text:span text:style-name="T13"> <text:s text:c="3"/>letters.add(char)</text:span></text:p>
                <text:p text:style-name="P1"><text:span text:style-name="T13">print letters</text:span><text:span text:style-name="T13"><text:line-break/></text:span><text:span text:style-name="T13"/></text:p>
                <text:p text:style-name="P1"><text:span text:style-name="T13">set(['a', 'c', 'i', 'h', 'o', 's', 'r', 'u', 't', 'y'])</text:span></text:p>
                <text:p text:style-name="P1"><text:span text:style-name="T13"/></text:p>
                <text:p text:style-name="P1"><text:span text:style-name="T15">note h only appears once, and no particular order</text:span><text:span text:style-name="T15"><text:line-break/></text:span><text:span text:style-name="T15"/></text:p>
              </text:list-header>
              <text:list-item>
                <text:p text:style-name="P1"><text:span text:style-name="T15">or simply:</text:span><text:span text:style-name="T13"><text:line-break/></text:span><text:span text:style-name="T13">letters = set('ichthyosaur'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oper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len(a)</text:span> gives the number of elements</text:p>
                <text:p/>
              </text:list-item>
              <text:list-item>
                <text:p>Many operations on two sets exist</text:p>
                <text:list>
                  <text:list-item>
                    <text:p>comparisons</text:p>
                  </text:list-item>
                  <text:list-item>
                    <text:p>combinations</text:p>
                  </text:list-item>
                  <text:list-item>
                    <text:p>many <text:span text:style-name="T17">operators</text:span> have equivalent <text:span text:style-name="T17">methods</text:span></text:p>
                  </text:list-item>
                  <text:list-item>
                    <text:p><text:span text:style-name="T18">see following slides</text:span></text:p>
                  </text:list-item>
                </text:list>
              </text:list-item>
            </text:list>
            <text:p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comparis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<text:s text:c="2"/></text:span><text:span text:style-name="T19">returning</text:span><text:span text:style-name="T19"> True or False</text:span><text:span text:style-name="T19"><text:line-break/></text:span><text:span text:style-name="T19"/></text:p>
                <text:p><text:span text:style-name="T16">a &lt;= b <text:s text:c="2"/></text:span><text:span text:style-name="T20">a.issubset(b)</text:span><text:span text:style-name="T16"> <text:s text:c="5"/></text:span></text:p>
                <text:p><text:span text:style-name="T16">a &gt;= b <text:s text:c="2"/></text:span><text:span text:style-name="T20">a.issuperset(b)</text:span></text:p>
                <text:p><text:span text:style-name="T16"><text:line-break/></text:span><text:span text:style-name="T16">a &lt; b <text:s text:c="2"/></text:span><text:span text:style-name="T21">strict subset</text:span><text:span text:style-name="T16"><text:line-break/></text:span><text:span text:style-name="T16">a &gt; b <text:s text:c="2"/></text:span><text:span text:style-name="T21">strict superset</text:span><text:span text:style-name="T16"><text:line-break/></text:span><text:span text:style-name="T16">a == b <text:s/></text:span><text:span text:style-name="T21">identic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combinatio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19">returning a new set</text:span><text:span text:style-name="T19"><text:line-break/></text:span><text:span text:style-name="T19"><text:line-break/></text:span><text:span text:style-name="T22">a = { 2, 3 }</text:span></text:p>
                <text:p><text:span text:style-name="T22">b = { 3, 4 }</text:span><text:span text:style-name="T19"><text:line-break/></text:span><text:span text:style-name="T19"/></text:p>
                <text:p><text:span text:style-name="T16">a | b <text:s text:c="3"/></text:span><text:span text:style-name="T20">a.union(b)</text:span><text:span text:style-name="T16"> <text:s text:c="13"/></text:span><text:span text:style-name="T23">{2, 3, 4}</text:span><text:span text:style-name="T16"><text:line-break/></text:span><text:span text:style-name="T16">a &amp; b <text:s text:c="3"/></text:span><text:span text:style-name="T20">a.intersection(b)</text:span><text:span text:style-name="T16"> <text:s text:c="12"/></text:span><text:span text:style-name="T23">{3}</text:span><text:span text:style-name="T16"><text:line-break/></text:span><text:span text:style-name="T16">a - b <text:s text:c="3"/></text:span><text:span text:style-name="T20">a.difference(b)</text:span><text:span text:style-name="T16"> <text:s text:c="14"/></text:span><text:span text:style-name="T23">{2}</text:span><text:span text:style-name="T16"><text:line-break/></text:span><text:span text:style-name="T16">a ^ b <text:s text:c="3"/></text:span><text:span text:style-name="T20">a.symmetric_difference(b)</text:span><text:span text:style-name="T16"> <text:s/></text:span><text:span text:style-name="T23">{2, 4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operators vs method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24">operators act on two sets</text:span></text:p>
              </text:list-item>
              <text:list-item>
                <text:p><text:span text:style-name="T24">the equivalent methods act on</text:span><text:span text:style-name="T24"><text:line-break/></text:span><text:span text:style-name="T24">anything you can loop over</text:span><text:span text:style-name="T24"><text:line-break/></text:span><text:span text:style-name="T25"><text:line-break/></text:span><text:span text:style-name="T26">set1 = </text:span><text:span text:style-name="T27">{</text:span><text:span text:style-name="T26"> 2, 3 </text:span><text:span text:style-name="T27">}</text:span><text:span text:style-name="T26"><text:line-break/></text:span><text:span text:style-name="T26">set2 = </text:span><text:span text:style-name="T27">{</text:span><text:span text:style-name="T26"> 3, 4 </text:span><text:span text:style-name="T27">}</text:span><text:span text:style-name="T26"><text:line-break/></text:span><text:span text:style-name="T26">set1 – set2</text:span><text:span text:style-name="T28"> </text:span><text:span text:style-name="T29">gives</text:span><text:span text:style-name="T28"> </text:span><text:span text:style-name="T26">{2}</text:span><text:span text:style-name="T26"><text:line-break/></text:span><text:span text:style-name="T26"><text:line-break/></text:span><text:span text:style-name="T26">tup = </text:span><text:span text:style-name="T27">(</text:span><text:span text:style-name="T26"> 3, 4 </text:span><text:span text:style-name="T27">)</text:span><text:span text:style-name="T28"><text:line-break/></text:span><text:span text:style-name="T26">set1 – tup</text:span><text:span text:style-name="T28"> </text:span><text:span text:style-name="T29">fails with a</text:span><text:span text:style-name="T28"> </text:span><text:span text:style-name="T26">TypeError</text:span></text:p>
                <text:p><text:span text:style-name="T26">set1.difference(tup) </text:span><text:span text:style-name="T29">gives</text:span><text:span text:style-name="T28"> </text:span><text:span text:style-name="T26">{2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Nimbus Sans L1" svg:font-family="'Nimbus Sans L'" style:font-family-generic="swiss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 Iwi</meta:initial-creator>
    <meta:creation-date>2017-11-14T17:56:31.703867141</meta:creation-date>
    <dc:date>2017-11-15T01:40:23.401997550</dc:date>
    <dc:creator>Alan Iwi</dc:creator>
    <meta:editing-duration>PT4H3M49S</meta:editing-duration>
    <meta:editing-cycles>73</meta:editing-cycles>
    <meta:generator>LibreOffice/4.2.8.2$Linux_X86_64 LibreOffice_project/420m0$Build-2</meta:generator>
    <meta:document-statistic meta:object-count="60"/>
  </office:meta>
</office:document-meta>
</file>